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6">
            <text:p>GIN-15056</text:p>
          </table:table-cell>
          <table:table-cell office:value-type="float" office:value="66.61">
            <text:p>66.61</text:p>
          </table:table-cell>
          <table:table-cell office:value-type="float" office:value="33.25">
            <text:p>33.25</text:p>
          </table:table-cell>
          <table:table-cell office:value-type="float" office:value="45.0">
            <text:p>45.0</text:p>
          </table:table-cell>
          <table:table-cell office:value-type="float" office:value="23.0">
            <text:p>23.0</text:p>
          </table:table-cell>
          <table:table-cell office:value-type="string" office:value="gyttja above silt with pebble">
            <text:p>gyttja above silt with pebble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4010000000000007">
            <text:p>-0.34010000000000007</text:p>
          </table:table-cell>
          <table:table-cell office:value-type="float" office:value="2.5151789200770587">
            <text:p>2.5151789200770587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4388ha">
            <text:p>GIN-14388ha</text:p>
          </table:table-cell>
          <table:table-cell office:value-type="float" office:value="66.55">
            <text:p>66.55</text:p>
          </table:table-cell>
          <table:table-cell office:value-type="float" office:value="33.09">
            <text:p>33.09</text:p>
          </table:table-cell>
          <table:table-cell office:value-type="float" office:value="7750.0">
            <text:p>7750.0</text:p>
          </table:table-cell>
          <table:table-cell office:value-type="float" office:value="481.52">
            <text:p>481.52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5020191845787276">
            <text:p>2.5020191845787276</text:p>
          </table:table-cell>
          <table:table-cell office:value-type="float" office:value="2.5020191845787276">
            <text:p>2.5020191845787276</text:p>
          </table:table-cell>
          <table:table-cell office:value-type="string" office:value="ZaretskayaEtal2013,BaranskayaEtal2018">
            <text:p>ZaretskayaEtal2013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3125">
            <text:p>GIN-13125</text:p>
          </table:table-cell>
          <table:table-cell office:value-type="float" office:value="66.54">
            <text:p>66.54</text:p>
          </table:table-cell>
          <table:table-cell office:value-type="float" office:value="33.1">
            <text:p>33.1</text:p>
          </table:table-cell>
          <table:table-cell office:value-type="float" office:value="8432.99">
            <text:p>8432.99</text:p>
          </table:table-cell>
          <table:table-cell office:value-type="float" office:value="161.96">
            <text:p>161.9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7.0">
            <text:p>87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10Be">
            <text:p>10Be</text:p>
          </table:table-cell>
          <table:table-cell office:value-type="string" office:value="Rugozerskiy_Peninsula-1">
            <text:p>Rugozerskiy_Peninsula-1</text:p>
          </table:table-cell>
          <table:table-cell office:value-type="float" office:value="66.55">
            <text:p>66.55</text:p>
          </table:table-cell>
          <table:table-cell office:value-type="float" office:value="33.11">
            <text:p>33.11</text:p>
          </table:table-cell>
          <table:table-cell office:value-type="float" office:value="1550.0">
            <text:p>1550.0</text:p>
          </table:table-cell>
          <table:table-cell office:value-type="float" office:value="100.0">
            <text:p>100.0</text:p>
          </table:table-cell>
          <table:table-cell office:value-type="string" office:value="gneiss block (top)">
            <text:p>gneiss block (top)</text:p>
          </table:table-cell>
          <table:table-cell office:value-type="string" office:value="n/a">
            <text:p>n/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267500000000004">
            <text:p>3.1267500000000004</text:p>
          </table:table-cell>
          <table:table-cell office:value-type="float" office:value="0.4170708123328699">
            <text:p>0.4170708123328699</text:p>
          </table:table-cell>
          <table:table-cell office:value-type="float" office:value="0.4170708123328699">
            <text:p>0.4170708123328699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3106">
            <text:p>GIN-13106</text:p>
          </table:table-cell>
          <table:table-cell office:value-type="float" office:value="66.54">
            <text:p>66.54</text:p>
          </table:table-cell>
          <table:table-cell office:value-type="float" office:value="33.14">
            <text:p>33.14</text:p>
          </table:table-cell>
          <table:table-cell office:value-type="float" office:value="4412.99">
            <text:p>4412.99</text:p>
          </table:table-cell>
          <table:table-cell office:value-type="float" office:value="143.28">
            <text:p>143.2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55">
            <text:p>GIN-12655</text:p>
          </table:table-cell>
          <table:table-cell office:value-type="float" office:value="66.55">
            <text:p>66.55</text:p>
          </table:table-cell>
          <table:table-cell office:value-type="float" office:value="33.04">
            <text:p>33.04</text:p>
          </table:table-cell>
          <table:table-cell office:value-type="float" office:value="842.99">
            <text:p>842.99</text:p>
          </table:table-cell>
          <table:table-cell office:value-type="float" office:value="125.42">
            <text:p>125.4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8598999999999997">
            <text:p>2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52">
            <text:p>GIN-12652</text:p>
          </table:table-cell>
          <table:table-cell office:value-type="float" office:value="66.55">
            <text:p>66.55</text:p>
          </table:table-cell>
          <table:table-cell office:value-type="float" office:value="33.14">
            <text:p>33.14</text:p>
          </table:table-cell>
          <table:table-cell office:value-type="float" office:value="422.99">
            <text:p>422.99</text:p>
          </table:table-cell>
          <table:table-cell office:value-type="float" office:value="125.42">
            <text:p>125.4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8598999999999997">
            <text:p>3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41">
            <text:p>GIN-12641</text:p>
          </table:table-cell>
          <table:table-cell office:value-type="float" office:value="66.49">
            <text:p>66.49</text:p>
          </table:table-cell>
          <table:table-cell office:value-type="float" office:value="33.38">
            <text:p>33.38</text:p>
          </table:table-cell>
          <table:table-cell office:value-type="float" office:value="492.99">
            <text:p>492.99</text:p>
          </table:table-cell>
          <table:table-cell office:value-type="float" office:value="133.15">
            <text:p>133.1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8598999999999997">
            <text:p>3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35">
            <text:p>GIN-12635</text:p>
          </table:table-cell>
          <table:table-cell office:value-type="float" office:value="66.55">
            <text:p>66.55</text:p>
          </table:table-cell>
          <table:table-cell office:value-type="float" office:value="33.11">
            <text:p>33.11</text:p>
          </table:table-cell>
          <table:table-cell office:value-type="float" office:value="8350.0">
            <text:p>8350.0</text:p>
          </table:table-cell>
          <table:table-cell office:value-type="float" office:value="151.85">
            <text:p>151.85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4">
            <text:p>GIN-15054</text:p>
          </table:table-cell>
          <table:table-cell office:value-type="float" office:value="66.57">
            <text:p>66.57</text:p>
          </table:table-cell>
          <table:table-cell office:value-type="float" office:value="33.09">
            <text:p>33.09</text:p>
          </table:table-cell>
          <table:table-cell office:value-type="float" office:value="28.0">
            <text:p>28.0</text:p>
          </table:table-cell>
          <table:table-cell office:value-type="float" office:value="27.0">
            <text:p>27.0</text:p>
          </table:table-cell>
          <table:table-cell office:value-type="string" office:value="dark brown gyttja">
            <text:p>dark brown gyttja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599">
            <text:p>5.8599</text:p>
          </table:table-cell>
          <table:table-cell office:value-type="float" office:value="2.5046406927940783">
            <text:p>2.5046406927940783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5">
            <text:p>GIN-15055</text:p>
          </table:table-cell>
          <table:table-cell office:value-type="float" office:value="66.61">
            <text:p>66.61</text:p>
          </table:table-cell>
          <table:table-cell office:value-type="float" office:value="33.3">
            <text:p>33.3</text:p>
          </table:table-cell>
          <table:table-cell office:value-type="float" office:value="28.0">
            <text:p>28.0</text:p>
          </table:table-cell>
          <table:table-cell office:value-type="float" office:value="27.0">
            <text:p>27.0</text:p>
          </table:table-cell>
          <table:table-cell office:value-type="string" office:value="peat above sand+pebble (there's gyttja below sand)">
            <text:p>peat above sand+pebble (there's gyttja below sand)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4010000000000007">
            <text:p>-0.34010000000000007</text:p>
          </table:table-cell>
          <table:table-cell office:value-type="float" office:value="2.5088923850974556">
            <text:p>2.5088923850974556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72_GIN-13115">
            <text:p>IGAN-3972_GIN-13115</text:p>
          </table:table-cell>
          <table:table-cell office:value-type="float" office:value="66.55">
            <text:p>66.55</text:p>
          </table:table-cell>
          <table:table-cell office:value-type="float" office:value="33.05">
            <text:p>33.05</text:p>
          </table:table-cell>
          <table:table-cell office:value-type="float" office:value="2132.99">
            <text:p>2132.99</text:p>
          </table:table-cell>
          <table:table-cell office:value-type="float" office:value="149.1">
            <text:p>149.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69_GIN-13094">
            <text:p>IGAN-3969_GIN-13094</text:p>
          </table:table-cell>
          <table:table-cell office:value-type="float" office:value="66.55">
            <text:p>66.55</text:p>
          </table:table-cell>
          <table:table-cell office:value-type="float" office:value="33.08">
            <text:p>33.08</text:p>
          </table:table-cell>
          <table:table-cell office:value-type="float" office:value="6652.99">
            <text:p>6652.99</text:p>
          </table:table-cell>
          <table:table-cell office:value-type="float" office:value="161.96">
            <text:p>161.96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8599">
            <text:p>62.8599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71">
            <text:p>IGAN-3971</text:p>
          </table:table-cell>
          <table:table-cell office:value-type="float" office:value="66.54">
            <text:p>66.54</text:p>
          </table:table-cell>
          <table:table-cell office:value-type="float" office:value="33.08">
            <text:p>33.08</text:p>
          </table:table-cell>
          <table:table-cell office:value-type="float" office:value="4052.99">
            <text:p>405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5.8599">
            <text:p>35.8599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10Be">
            <text:p>10Be</text:p>
          </table:table-cell>
          <table:table-cell office:value-type="string" office:value="Rugozerskiy_Peninsula-2">
            <text:p>Rugozerskiy_Peninsula-2</text:p>
          </table:table-cell>
          <table:table-cell office:value-type="float" office:value="66.55">
            <text:p>66.55</text:p>
          </table:table-cell>
          <table:table-cell office:value-type="float" office:value="33.1">
            <text:p>33.1</text:p>
          </table:table-cell>
          <table:table-cell office:value-type="float" office:value="9800.0">
            <text:p>9800.0</text:p>
          </table:table-cell>
          <table:table-cell office:value-type="float" office:value="500.0">
            <text:p>500.0</text:p>
          </table:table-cell>
          <table:table-cell office:value-type="string" office:value="gneiss block (top)">
            <text:p>gneiss block (top)</text:p>
          </table:table-cell>
          <table:table-cell office:value-type="string" office:value="n/a">
            <text:p>n/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9.12675">
            <text:p>79.12675</text:p>
          </table:table-cell>
          <table:table-cell office:value-type="float" office:value="2.5345508601130895">
            <text:p>2.5345508601130895</text:p>
          </table:table-cell>
          <table:table-cell office:value-type="float" office:value="2.5345508601130895">
            <text:p>2.5345508601130895</text:p>
          </table:table-cell>
          <table:table-cell office:value-type="string" office:value="Baranskaya2015,BaranskayaEtal2018">
            <text:p>Baranskaya2015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